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2.478cm"/>
    </style:style>
    <style:style style:name="co12" style:family="table-column">
      <style:table-column-properties fo:break-before="auto" style:column-width="2.178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2.04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Resumo_5f_Geral">
      <style:table-properties table:display="true" style:writing-mode="lr-tb"/>
    </style:style>
    <style:style style:name="ta2" style:family="table" style:master-page-name="PageStyle_5f_Normalidade">
      <style:table-properties table:display="true" style:writing-mode="lr-tb"/>
    </style:style>
    <style:style style:name="ta3" style:family="table" style:master-page-name="PageStyle_5f_Outlier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mo_G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/>
        <table:table-row table:style-name="ro1">
          <table:table-cell table:style-name="ce1" office:value-type="string" calcext:value-type="string">
            <text:p>Analise</text:p>
          </table:table-cell>
          <table:table-cell table:style-name="ce1" office:value-type="string" calcext:value-type="string">
            <text:p>Valor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ormalidade_T0</text:p>
          </table:table-cell>
          <table:table-cell office:value-type="float" office:value="0.461349670350072" calcext:value-type="float">
            <text:p>0,46134967035007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ormalidade_T1</text:p>
          </table:table-cell>
          <table:table-cell office:value-type="float" office:value="0.466422430979393" calcext:value-type="float">
            <text:p>0,46642243097939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ormalidade_T2</text:p>
          </table:table-cell>
          <table:table-cell office:value-type="float" office:value="0.0380826381069936" calcext:value-type="float">
            <text:p>0,038082638106993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NOVA_F</text:p>
          </table:table-cell>
          <table:table-cell office:value-type="float" office:value="7.92020265991132" calcext:value-type="float">
            <text:p>7,92020265991132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NOVA_p</text:p>
          </table:table-cell>
          <table:table-cell office:value-type="float" office:value="0.00206018890724536" calcext:value-type="float">
            <text:p>0,0020601889072453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NOVA_eta2</text:p>
          </table:table-cell>
          <table:table-cell office:value-type="float" office:value="0.1785531993875" calcext:value-type="float">
            <text:p>0,1785531993875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NOVA_significativo</text:p>
          </table:table-cell>
          <table:table-cell office:value-type="string" calcext:value-type="string">
            <text:p>Sim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Esfericidade_p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Esfericidade_resultado</text:p>
          </table:table-cell>
          <table:table-cell office:value-type="string" calcext:value-type="string">
            <text:p>Erro</text:p>
          </table:table-cell>
          <table:table-cell table:style-name="Default" table:number-columns-repeated="16382"/>
        </table:table-row>
      </table:table>
      <table:table table:name="Normalidade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6379"/>
        <table:table-row table:style-name="ro1"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hapiro_Stat</text:p>
          </table:table-cell>
          <table:table-cell table:style-name="ce1" office:value-type="string" calcext:value-type="string">
            <text:p>Shapiro_p</text:p>
          </table:table-cell>
          <table:table-cell table:style-name="ce1" office:value-type="string" calcext:value-type="string">
            <text:p>Normal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office:value-type="float" office:value="0.943235951954146" calcext:value-type="float">
            <text:p>0,943235951954146</text:p>
          </table:table-cell>
          <table:table-cell office:value-type="float" office:value="0.461349670350072" calcext:value-type="float">
            <text:p>0,461349670350072</text:p>
          </table:table-cell>
          <table:table-cell office:value-type="string" calcext:value-type="string">
            <text:p>Sim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office:value-type="float" office:value="0.943602899485072" calcext:value-type="float">
            <text:p>0,943602899485072</text:p>
          </table:table-cell>
          <table:table-cell office:value-type="float" office:value="0.466422430979393" calcext:value-type="float">
            <text:p>0,466422430979393</text:p>
          </table:table-cell>
          <table:table-cell office:value-type="string" calcext:value-type="string">
            <text:p>Sim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0.866993785550454" calcext:value-type="float">
            <text:p>0,866993785550454</text:p>
          </table:table-cell>
          <table:table-cell office:value-type="float" office:value="0.0380826381069936" calcext:value-type="float">
            <text:p>0,0380826381069936</text:p>
          </table:table-cell>
          <table:table-cell office:value-type="string" calcext:value-type="string">
            <text:p>Não</text:p>
          </table:table-cell>
          <table:table-cell table:style-name="Default" table:number-columns-repeated="16379"/>
        </table:table-row>
      </table:table>
      <table:table table:name="Outliers" table:style-name="ta3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number-columns-repeated="16374"/>
        <table:table-row table:style-name="ro1"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n_total</text:p>
          </table:table-cell>
          <table:table-cell table:style-name="ce1" office:value-type="string" calcext:value-type="string">
            <text:p>outliers_IQR</text:p>
          </table:table-cell>
          <table:table-cell table:style-name="ce1" office:value-type="string" calcext:value-type="string">
            <text:p>outliers_Zscore</text:p>
          </table:table-cell>
          <table:table-cell table:style-name="ce1" office:value-type="string" calcext:value-type="string">
            <text:p>percent_outliers_IQR</text:p>
          </table:table-cell>
          <table:table-cell table:style-name="ce1" office:value-type="string" calcext:value-type="string">
            <text:p>percent_outliers_Zscor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7142857142857" calcext:value-type="float">
            <text:p>0,787142857142857</text:p>
          </table:table-cell>
          <table:table-cell office:value-type="float" office:value="0.0702116110744536" calcext:value-type="float">
            <text:p>0,0702116110744536</text:p>
          </table:table-cell>
          <table:table-cell office:value-type="float" office:value="0.67" calcext:value-type="float">
            <text:p>0,67</text:p>
          </table:table-cell>
          <table:table-cell office:value-type="float" office:value="0.89" calcext:value-type="float">
            <text:p>0,89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41428571428572" calcext:value-type="float">
            <text:p>0,841428571428572</text:p>
          </table:table-cell>
          <table:table-cell office:value-type="float" office:value="0.0511193389353463" calcext:value-type="float">
            <text:p>0,0511193389353463</text:p>
          </table:table-cell>
          <table:table-cell office:value-type="float" office:value="0.75" calcext:value-type="float">
            <text:p>0,75</text:p>
          </table:table-cell>
          <table:table-cell office:value-type="float" office:value="0.91" calcext:value-type="float">
            <text:p>0,91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855714285714286" calcext:value-type="float">
            <text:p>0,855714285714286</text:p>
          </table:table-cell>
          <table:table-cell office:value-type="float" office:value="0.0736639235065146" calcext:value-type="float">
            <text:p>0,0736639235065146</text:p>
          </table:table-cell>
          <table:table-cell office:value-type="float" office:value="0.69" calcext:value-type="float">
            <text:p>0,69</text:p>
          </table:table-cell>
          <table:table-cell office:value-type="float" office:value="0.94" calcext:value-type="float">
            <text:p>0,94</text:p>
          </table:table-cell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mo_5f_Geral" style:display-name="PageStyle_Resumo_Ger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rmalidade" style:display-name="PageStyle_Normalida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utliers" style:display-name="PageStyle_Outli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09-05T02:17:10</meta:creation-date>
    <dc:date>2025-09-04T23:20:58.619976100</dc:date>
    <meta:generator>LibreOffice/25.2.5.2$Windows_X86_64 LibreOffice_project/03d19516eb2e1dd5d4ccd751a0d6f35f35e08022</meta:generator>
    <meta:editing-duration>PT1M20S</meta:editing-duration>
    <meta:editing-cycles>1</meta:editing-cycles>
    <meta:document-statistic meta:table-count="3" meta:cell-count="79" meta:object-count="0"/>
    <meta:user-defined meta:name="AppVersion">3.1</meta:user-defined>
  </office:meta>
</office:document-meta>
</file>